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449f" officeooo:paragraph-rsid="001a449f"/>
    </style:style>
    <style:style style:name="P2" style:family="paragraph" style:parent-style-name="Standard">
      <style:text-properties officeooo:rsid="001be0f4" officeooo:paragraph-rsid="001be0f4"/>
    </style:style>
    <style:style style:name="P3" style:family="paragraph" style:parent-style-name="Standard">
      <style:text-properties officeooo:rsid="001ce440" officeooo:paragraph-rsid="001ce4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 activity diagram represent only one activity not the all system.</text:p>
      <text:p text:style-name="P1">- search for UML synthax, where to put arrow, oval, rectangle, cercle, …</text:p>
      <text:p text:style-name="P1">Every time start by modeling before start coding or work on your prototype.</text:p>
      <text:p text:style-name="P1"/>
      <text:p text:style-name="P2">In Use case diagram Describe every use case for your system one by one:</text:p>
      <text:p text:style-name="P2">-actors, -description, -Data, -Stimulus, -Response, -Comments</text:p>
      <text:p text:style-name="P2"/>
      <text:p text:style-name="P2">In a sequence diagram , the main role is to represent interaction of a user with the system</text:p>
      <text:p text:style-name="P2">revisit the UML synthax for more understanding</text:p>
      <text:p text:style-name="P2"/>
      <text:p text:style-name="P3">Behavioral models are acting dynamically. What will happen after a user entering a specific data?</text:p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9T12:37:49.673534497</meta:creation-date>
    <dc:date>2022-08-30T00:11:40.984030670</dc:date>
    <meta:editing-duration>PT10H41M29S</meta:editing-duration>
    <meta:editing-cycles>1</meta:editing-cycles>
    <meta:document-statistic meta:table-count="0" meta:image-count="0" meta:object-count="0" meta:page-count="1" meta:paragraph-count="8" meta:word-count="97" meta:character-count="580" meta:non-whitespace-character-count="491"/>
    <meta:generator>LibreOffice/6.4.7.2$Linux_X86_64 LibreOffice_project/40$Build-2</meta:generator>
  </office:meta>
</office:document-meta>
</file>